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04000000CB24525A87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261ea2"/>
    </style:style>
    <style:style style:name="P6" style:family="paragraph" style:parent-style-name="Standard">
      <style:paragraph-properties fo:text-align="start" style:justify-single-word="false"/>
      <style:text-properties officeooo:paragraph-rsid="00261ea2"/>
    </style:style>
    <style:style style:name="P7" style:family="paragraph" style:parent-style-name="Standard">
      <style:paragraph-properties fo:text-align="center" style:justify-single-word="false"/>
      <style:text-properties officeooo:paragraph-rsid="00261ea2"/>
    </style:style>
    <style:style style:name="P8" style:family="paragraph">
      <style:paragraph-properties fo:text-align="center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32977"/>
    </style:style>
    <style:style style:name="T4" style:family="text">
      <style:text-properties officeooo:rsid="00261ea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  <style:style style:name="gr3" style:family="graphic">
      <style:graphic-properties draw:stroke="dash" draw:stroke-dash="Ultrafine_20_Dashed"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ignment #<text:variable-set text:name="Assignment" office:value-type="float" office:value="101" style:data-style-name="N0">101</text:variable-set>: Concave and Convex Lenses</text:p>
      <text:p text:style-name="P6"/>
      <text:list xml:id="list1266336311363541545" text:style-name="L2">
        <text:list-item>
          <text:p text:style-name="P5"><text:s/>In the space below, complete a Venn Diagram that compares and contrasts concave and convex lenses. <text:s/>You must use at least 10 terms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72138467965961" text:continue-numbering="true" text:style-name="L2">
        <text:list-item>
          <text:p text:style-name="P5">A lens has a focal length of 2 cm. <text:s/>A 1 cm-high object is placed 4 cm to the left of the lens. <text:s/>Use Ray-tracing and the lens equation to determine where the image appears.</text:p>
        </text:list-item>
      </text:list>
      <text:p text:style-name="P6"/>
      <text:p text:style-name="P6"><draw:g text:anchor-type="paragraph" draw:z-index="2" draw:style-name="gr1"><draw:line draw:style-name="gr2" draw:text-style-name="P8" svg:x1="0.0417in" svg:y1="0.8315in" svg:x2="6.9583in" svg:y2="0.8315in"><text:p/></draw:line><draw:line draw:style-name="gr3" draw:text-style-name="P8" svg:x1="3.511in" svg:y1="0.1555in" svg:x2="3.511in" svg:y2="1.5075in"><text:p/></draw:lin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72138598000062" text:continue-numbering="true" text:style-name="L2">
        <text:list-item>
          <text:p text:style-name="P5">A lens has a focal length of 5 cm. <text:s/>A 2 cm-high object is placed <text:span text:style-name="T4">2.5</text:span> cm to the left of the lens. <text:s/>Use Ray-tracing and the lens equation to determine where the image appears.</text:p>
        </text:list-item>
      </text:list>
      <text:p text:style-name="P6"/>
      <text:p text:style-name="P6"/>
      <text:p text:style-name="P6"><draw:g text:anchor-type="paragraph" draw:z-index="3" draw:style-name="gr1"><draw:line draw:style-name="gr2" draw:text-style-name="P8" svg:x1="0.0417in" svg:y1="0.8315in" svg:x2="6.9583in" svg:y2="0.8315in"><text:p/></draw:line><draw:line draw:style-name="gr3" draw:text-style-name="P8" svg:x1="3.511in" svg:y1="0.1555in" svg:x2="3.511in" svg:y2="1.5075in"><text:p/></draw:lin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72138000748863" text:continue-numbering="true" text:style-name="L2">
        <text:list-item>
          <text:p text:style-name="P5"><text:soft-page-break/>A lens has a focal length of -1 cm. <text:s/>A 1 cm-high object is placed 5 cm to the left of the lens. <text:s/>Use Ray-tracing and the lens equation to determine where the image appears.</text:p>
        </text:list-item>
      </text:list>
      <text:p text:style-name="P6"/>
      <text:p text:style-name="P6"><draw:g text:anchor-type="paragraph" draw:z-index="4" draw:style-name="gr1"><draw:line draw:style-name="gr2" draw:text-style-name="P8" svg:x1="0.0417in" svg:y1="0.8315in" svg:x2="6.9583in" svg:y2="0.8315in"><text:p/></draw:line><draw:line draw:style-name="gr3" draw:text-style-name="P8" svg:x1="3.511in" svg:y1="0.1555in" svg:x2="3.511in" svg:y2="1.5075in"><text:p/></draw:lin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72138764624565" text:continue-numbering="true" text:style-name="L2">
        <text:list-item>
          <text:p text:style-name="P5">A lens has a focal length of -4 cm. <text:s/>A 2 cm-high object is placed 3 cm to the left of the lens. <text:s/>Use Ray-tracing and the lens equation to determine where the image appears.</text:p>
        </text:list-item>
      </text:list>
      <text:p text:style-name="P6"/>
      <text:p text:style-name="P6"/>
      <text:p text:style-name="P6"><draw:g text:anchor-type="paragraph" draw:z-index="5" draw:style-name="gr1"><draw:line draw:style-name="gr2" draw:text-style-name="P8" svg:x1="0.0417in" svg:y1="0.8315in" svg:x2="6.9583in" svg:y2="0.8315in"><text:p/></draw:line><draw:line draw:style-name="gr3" draw:text-style-name="P8" svg:x1="3.511in" svg:y1="0.1555in" svg:x2="3.511in" svg:y2="1.5075in"><text:p/></draw:lin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72138676290253" text:continue-numbering="true" text:style-name="L2">
        <text:list-item>
          <text:p text:style-name="P5">A lens has a focal length of 2.5 cm. <text:s/>A 2 cm-high object is placed <text:s/>6 cm to the left of the lens. <text:s/>Use Ray-tracing and the lens equation to determine where the image appears.</text:p>
        </text:list-item>
      </text:list>
      <text:p text:style-name="P6"/>
      <text:p text:style-name="P6"><draw:g text:anchor-type="paragraph" draw:z-index="6" draw:style-name="gr1"><draw:line draw:style-name="gr2" draw:text-style-name="P8" svg:x1="0.0417in" svg:y1="0.8315in" svg:x2="6.9583in" svg:y2="0.8315in"><text:p/></draw:line><draw:line draw:style-name="gr3" draw:text-style-name="P8" svg:x1="3.511in" svg:y1="0.1555in" svg:x2="3.511in" svg:y2="1.5075in"><text:p/></draw:lin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152in" svg:y="-0.2862in" svg:width="0.7709in" svg:height="0.6016in" draw:z-index="1"><draw:image xlink:href="Pictures/1000020000000104000000CB24525A87.gif" xlink:type="simple" xlink:show="embed" xlink:actuate="onLoad"/></draw:frame> <text:s text:c="17"/><text:span text:style-name="MT1">Name: <text:tab/><text:tab/></text:span><text:span text:style-name="MT1"><text:date style:data-style-name="N37" text:date-value="2016-05-16T07:21:36.855736523" text:date-adjust="PT24H00M00S">05/17/16</text:date></text:span></text:p>
      </style:header>
      <style:footer>
        <text:p text:style-name="MP1">1<text:span text:style-name="MT2">st</text:span> Nine Weeks<text:tab/><text:page-number text:select-page="current">2</text:page-number>/<text:page-count>2</text:page-count><text:tab/>Assignment <text:variable-get text:name="Assignment" style:data-style-name="N0">1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07:20:38.706379825</meta:creation-date>
    <meta:editing-duration>PT58S</meta:editing-duration>
    <meta:editing-cycles>2</meta:editing-cycles>
    <meta:generator>LibreOffice/4.3.7.2$Linux_X86_64 LibreOffice_project/430$Build-2</meta:generator>
    <dc:date>2016-05-16T07:21:36.767596976</dc:date>
    <meta:document-statistic meta:table-count="0" meta:image-count="1" meta:object-count="0" meta:page-count="2" meta:paragraph-count="9" meta:word-count="218" meta:character-count="1112" meta:non-whitespace-character-count="876"/>
  </office:meta>
</office:document-meta>
</file>